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8" style:family="paragraph" style:parent-style-name="Standard" style:list-style-name="L1">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9" style:family="paragraph" style:parent-style-name="Standard" style:list-style-name="L2">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10" style:family="paragraph" style:parent-style-name="Standard">
      <style:paragraph-properties fo:text-align="center" style:justify-single-word="fals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1" style:family="paragraph" style:parent-style-name="Standard" style:list-style-name="L2">
      <style:paragraph-properties fo:text-align="center" style:justify-single-word="fals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2" style:family="paragraph" style:parent-style-name="Standard">
      <style:paragraph-properties fo:text-align="start" style:justify-single-word="false"/>
      <style:text-properties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list-style-name="L2">
      <style:paragraph-properties fo:text-align="start" style:justify-single-word="false"/>
      <style:text-properties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list-style-name="L2"/>
    <style:style style:name="P15" style:family="paragraph" style:parent-style-name="Standard" style:list-style-name="L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FFIDAVIT</text:p>
      <text:p text:style-name="P1"/>
      <text:p text:style-name="P2"><text:tab/>My team states as follows:</text:p>
      <text:list xml:id="list40629101" text:style-name="L1">
        <text:list-header>
          <text:p text:style-name="P3"/>
          <text:p text:style-name="P3">We are a special task force whose primary goal is to investigate threatening attacks, determining the culprit, motive, and what the US response should be. <text:s/>We have solved the cases of the Cyber-Crime Joint Task Force security breach, the stock exchange tampering, and the Olympics security system malfunction.</text:p>
          <text:p text:style-name="P5"><text:span text:style-name="T2"/></text:p>
          <text:p text:style-name="P5"><text:span text:style-name="T2">This affidavit is made in support of an application for a warrant pursuant to 18 </text:span><text:span text:style-name="T1">U.S.C. Section 1030(a)(1) and 1030(a)(2) to obtain a record of emails sent to and received by Felix Cortez.</text:span></text:p>
          <text:p text:style-name="P5"><text:span text:style-name="T2"/></text:p>
          <text:p text:style-name="P5"><text:span text:style-name="T2">The facts set forth in this affidavit are based upon our personal observations</text:span><text:span text:style-name="T1"> and information obtained from various government sources. This is intended to show merely that there is sufficient probable cause for the requested warrant and does not purport to set forth all of my knowledge of or investigation into this matter. <text:s/>All conversations and statements described in this affidavit are related in substance and in part only.</text:span></text:p>
          <text:p text:style-name="P8"/>
          <text:p text:style-name="P8">We are currently investigating the failure of communication and subsequent crash in the South China Sea Straits of the AIDAN surveillance satellite, a Taiwan-US joint project. <text:s/>We acquired a password in our search of a wastebasket in the office, written in Chinese, stating: PASSWORD: TAIPEI.</text:p>
          <text:p text:style-name="P8"/>
          <text:p text:style-name="P8">Cortez is the only office personnel who could have written this, as he is the only one who knows Chinese. <text:s/>Because of its connection with Taiwan, the password being in reference to the nation's capital, we must make the connection that Cortez is involved with the case. <text:s/>He also has known connections with Chinese officials through his education in Beijing, and it has been revealed that he has e-mail correspondence with them. <text:s/>A ship bearing Chinese colors picked up the crashed satellite, and the type of ship used was bought by a PMC, or private military contractor. <text:s/>The Chinese military has been urging the government to pursue action against the United States and Taiwan for bringing military force into the site of the crash.</text:p>
        </text:list-header>
      </text:list>
      <text:p text:style-name="P7"/>
      <text:p text:style-name="P10">ITEMS TO BE SEIZED</text:p>
      <text:p text:style-name="P10"/>
      <text:list xml:id="list40609853" text:style-name="L2">
        <text:list-header>
          <text:p text:style-name="P13">I request that the Court order a production of the following in accordance with aforementioned laws.</text:p>
          <text:p text:style-name="P13"><text:s text:c="3"/>The emails sent to and received by Felix Cortez.</text:p>
          <text:p text:style-name="P13"><text:s text:c="5"/><text:tab/>These records will be used to determine communication with the Chinese government <text:s text:c="5"/><text:tab/>or others involved with the case.</text:p>
          <text:p text:style-name="P13"><text:s text:c="4"/><text:tab/>We will search for any evidence of involvement with aforementioned groups as well as <text:tab/>what the password is for.</text:p>
        </text:list-header>
      </text:list>
      <text:p text:style-name="P12"/>
      <text:p text:style-name="P12"/>
      <text:p text:style-name="P12"/>
      <text:p text:style-name="P12"/>
      <text:p text:style-name="P12"/>
      <text:p text:style-name="P12"/>
      <text:p text:style-name="P12"/>
      <text:p text:style-name="P12"><text:soft-page-break/></text:p>
      <text:p text:style-name="P12"/>
      <text:p text:style-name="P12"/>
      <text:list xml:id="list40659118" text:continue-numbering="true" text:style-name="L2">
        <text:list-header>
          <text:p text:style-name="P13"/>
          <text:p text:style-name="P14"/>
          <text:p text:style-name="P15">AFFIDAVIT</text:p>
          <text:p text:style-name="P15"/>
          <text:p text:style-name="P4"><text:tab/>My team states as follows:</text:p>
          <text:p text:style-name="P4">We are a special task force whose primary goal is to investigate threatening attacks, determining the culprit, motive, and what the US response should be. <text:s/>We have solved the cases of the Cyber-Crime Joint Task Force security breach, the stock exchange tampering, and the Olympics security system malfunction.</text:p>
          <text:p text:style-name="P6"><text:span text:style-name="T2"/></text:p>
          <text:p text:style-name="P6"><text:span text:style-name="T2">This affidavit is made in support of an application for a warrant pursuant to 18 </text:span><text:span text:style-name="T1">U.S.C. Section 1030(a)(1) and 1030(a)(2) to obtain an image of the hard drive belonging to Felix Cortez.</text:span></text:p>
          <text:p text:style-name="P6"><text:span text:style-name="T2"/></text:p>
          <text:p text:style-name="P6"><text:span text:style-name="T2">The facts set forth in this affidavit are based upon our personal observations</text:span><text:span text:style-name="T1"> and information obtained from various government sources. This is intended to show merely that there is sufficient probable cause for the requested warrant and does not purport to set forth all of my knowledge of or investigation into this matter. <text:s/>All conversations and statements described in this affidavit are related in substance and in part only.</text:span></text:p>
          <text:p text:style-name="P9"/>
          <text:p text:style-name="P9">We are currently investigating the failure of communication and subsequent crash in the South China Sea Straits of the AIDAN surveillance satellite, a Taiwan-US joint project. <text:s/>We acquired a password in our search of a wastebasket in the office, written in Chinese, stating: PASSWORD: TAIPEI.</text:p>
          <text:p text:style-name="P9"/>
          <text:p text:style-name="P9">Cortez is the only office personnel who could have written this, as he is the only one who knows Chinese. <text:s/>Because of its connection with Taiwan, the password being in reference to the nation's capital, we must make the connection that Cortez is involved with the case. <text:s/>He also has known connections with Chinese officials through his education in Beijing, and it has been revealed that he has e-mail correspondence with them. <text:s/>A ship bearing Chinese colors picked up the crashed satellite, and the type of ship used was bought by a PMC, or private military contractor. <text:s/>The Chinese military has been urging the government to pursue action against the United States and Taiwan for bringing military force into the site of the crash.</text:p>
          <text:p text:style-name="P9"/>
          <text:p text:style-name="P11">ITEMS TO BE SEIZED</text:p>
          <text:p text:style-name="P11"/>
          <text:p text:style-name="P13">I request that the Court order a production of the following in accordance with aforementioned laws.</text:p>
          <text:p text:style-name="P13"><text:s text:c="3"/>The hdimage of the personal computer of Felix Cortez.</text:p>
          <text:p text:style-name="P13"><text:s text:c="3"/><text:tab/>It must be an image to ensure inclusion of deleted and hidden files.</text:p>
          <text:p text:style-name="P13"><text:s text:c="4"/><text:tab/>We will search for any evidence of involvement with AIDAN or the Chinese <text:tab/>government, as well as to find what the password is to.</text:p>
          <text:p text:style-name="P13"/>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L</meta:initial-creator>
    <meta:creation-date>2012-07-27T19:28:35.81</meta:creation-date>
    <dc:date>2012-07-27T20:51:53.04</dc:date>
    <dc:creator>Nick L</dc:creator>
    <meta:editing-duration>PT17M5S</meta:editing-duration>
    <meta:editing-cycles>3</meta:editing-cycles>
    <meta:generator>OpenOffice.org/3.3$Win32 OpenOffice.org_project/330m20$Build-9567</meta:generator>
    <meta:document-statistic meta:table-count="0" meta:image-count="0" meta:object-count="0" meta:page-count="2" meta:paragraph-count="24" meta:word-count="795" meta:character-count="4799"/>
  </office:meta>
</office:document-meta>
</file>